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WW8Num8">
      <style:paragraph-properties fo:margin-top="0.0693in" fo:margin-bottom="0.0693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Приложение 3. Этапы выполнения проекта.</text:p>
      <text:p text:style-name="Standard"/>
      <text:p text:style-name="Heading_20_1">План проекта</text:p>
      <text:list xml:id="list1096100429" text:style-name="WW8Num8">
        <text:list-item>
          <text:p text:style-name="P1">Серверная часть 2 месяца. 2 832 000 (два миллиона восемьсот тридцать две тысячи) рублей</text:p>
        </text:list-item>
        <text:list-item>
          <text:p text:style-name="P1">База данных 2 месяца. 2 832 000 (два миллиона восемьсот тридцать две тысячи) рублей</text:p>
        </text:list-item>
        <text:list-item>
          <text:p text:style-name="P1">Клиентская часть (магазинная) 2 месяца. 2 832 000 (два миллиона восемьсот тридцать две тысячи) рублей</text:p>
        </text:list-item>
        <text:list-item>
          <text:p text:style-name="P1">Мобильное приложение 1 месяц. 1 416 000 (один миллион четыреста шестнадцать тысяч) рублей</text:p>
        </text:list-item>
        <text:list-item>
          <text:p text:style-name="P1">Веб-клиент 1 месяц. 1 416 000 (один миллион четыреста шестнадцать тысяч) рублей</text:p>
        </text:list-item>
        <text:list-item>
          <text:p text:style-name="P1">Внутреннее тестирование, подготовка к промышленной эксплуатации 4 месяца. 5 664 000 <text:s/>(пять миллионов, шестьсот шестьдесят четыре тысячи) рублей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class="text">
      <style:paragraph-properties fo:keep-with-next="always">
        <style:tab-stops>
          <style:tab-stop style:position="0.3937in"/>
        </style:tab-stops>
      </style:paragraph-properties>
      <style:text-properties fo:font-size="14pt" fo:font-weight="bold" style:letter-kerning="true" style:font-size-asian="14pt" style:font-weight-asian="bol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8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 Kolganov</meta:initial-creator>
    <meta:creation-date>2013-11-09T13:16:56</meta:creation-date>
    <meta:generator>LibreOffice/3.5$Linux_X86_64 LibreOffice_project/350m1$Build-2</meta:generator>
    <dc:date>2013-11-09T13:52:19</dc:date>
    <dc:creator>Maxim Kolganov</dc:creator>
    <meta:editing-duration>PT31M35S</meta:editing-duration>
    <meta:editing-cycles>26</meta:editing-cycles>
    <meta:document-statistic meta:table-count="0" meta:image-count="0" meta:object-count="0" meta:page-count="1" meta:paragraph-count="8" meta:word-count="99" meta:character-count="651" meta:non-whitespace-character-count="553"/>
  </office:meta>
</office:document-meta>
</file>